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Segoe UI" svg:font-family="Segoe UI"/>
  </office:font-face-decls>
  <office:automatic-styles>
    <style:style style:name="TBL_0_0" style:master-page-name="master_0" style:family="table">
      <style:table-properties table:align="left" style:width="6.94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5in"/>
    </style:style>
    <style:style style:name="TBL_0_0_col_2" style:family="table-column">
      <style:table-column-properties style:column-width="0.33in"/>
    </style:style>
    <style:style style:name="TBL_0_0_col_3" style:family="table-column">
      <style:table-column-properties style:column-width="0.2in"/>
    </style:style>
    <style:style style:name="TBL_0_0_col_4" style:family="table-column">
      <style:table-column-properties style:column-width="0.38in"/>
    </style:style>
    <style:style style:name="TBL_0_0_col_5" style:family="table-column">
      <style:table-column-properties style:column-width="0.23in"/>
    </style:style>
    <style:style style:name="TBL_0_0_col_6" style:family="table-column">
      <style:table-column-properties style:column-width="0.16in"/>
    </style:style>
    <style:style style:name="TBL_0_0_col_7" style:family="table-column">
      <style:table-column-properties style:column-width="0.15in"/>
    </style:style>
    <style:style style:name="TBL_0_0_col_8" style:family="table-column">
      <style:table-column-properties style:column-width="0.05in"/>
    </style:style>
    <style:style style:name="TBL_0_0_col_9" style:family="table-column">
      <style:table-column-properties style:column-width="0.33in"/>
    </style:style>
    <style:style style:name="TBL_0_0_col_10" style:family="table-column">
      <style:table-column-properties style:column-width="0.02in"/>
    </style:style>
    <style:style style:name="TBL_0_0_col_11" style:family="table-column">
      <style:table-column-properties style:column-width="0.02in"/>
    </style:style>
    <style:style style:name="TBL_0_0_col_12" style:family="table-column">
      <style:table-column-properties style:column-width="0.09in"/>
    </style:style>
    <style:style style:name="TBL_0_0_col_13" style:family="table-column">
      <style:table-column-properties style:column-width="0.11in"/>
    </style:style>
    <style:style style:name="TBL_0_0_col_14" style:family="table-column">
      <style:table-column-properties style:column-width="0.02in"/>
    </style:style>
    <style:style style:name="TBL_0_0_col_15" style:family="table-column">
      <style:table-column-properties style:column-width="0.37in"/>
    </style:style>
    <style:style style:name="TBL_0_0_col_16" style:family="table-column">
      <style:table-column-properties style:column-width="1.01in"/>
    </style:style>
    <style:style style:name="TBL_0_0_col_17" style:family="table-column">
      <style:table-column-properties style:column-width="0.25in"/>
    </style:style>
    <style:style style:name="TBL_0_0_col_18" style:family="table-column">
      <style:table-column-properties style:column-width="0.2in"/>
    </style:style>
    <style:style style:name="TBL_0_0_col_19" style:family="table-column">
      <style:table-column-properties style:column-width="0.05in"/>
    </style:style>
    <style:style style:name="TBL_0_0_col_20" style:family="table-column">
      <style:table-column-properties style:column-width="0.08in"/>
    </style:style>
    <style:style style:name="TBL_0_0_col_21" style:family="table-column">
      <style:table-column-properties style:column-width="0.3in"/>
    </style:style>
    <style:style style:name="TBL_0_0_col_22" style:family="table-column">
      <style:table-column-properties style:column-width="0.3in"/>
    </style:style>
    <style:style style:name="TBL_0_0_col_23" style:family="table-column">
      <style:table-column-properties style:column-width="0.08in"/>
    </style:style>
    <style:style style:name="TBL_0_0_col_24" style:family="table-column">
      <style:table-column-properties style:column-width="0.01in"/>
    </style:style>
    <style:style style:name="TBL_0_0_col_25" style:family="table-column">
      <style:table-column-properties style:column-width="0.08in"/>
    </style:style>
    <style:style style:name="TBL_0_0_col_26" style:family="table-column">
      <style:table-column-properties style:column-width="0.97in"/>
    </style:style>
    <style:style style:name="TBL_0_0_col_27" style:family="table-column">
      <style:table-column-properties style:column-width="0.31in"/>
    </style:style>
    <style:style style:name="TBL_0_0_col_28" style:family="table-column">
      <style:table-column-properties style:column-width="0.09in"/>
    </style:style>
    <style:style style:name="TBL_0_0_col_29" style:family="table-column">
      <style:table-column-properties style:column-width="0.27in"/>
    </style:style>
    <style:style style:name="TBL_0_0_row_0" style:family="table-row">
      <style:table-row-properties style:use-optimal-row-height="false" style:row-height="0.08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38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egoe UI" fo:font-size="18.0pt" style:font-size-asian="18.0pt" style:font-size-complex="18.0pt" fo:font-weight="bold">
</style:text-properties>
    </style:style>
    <style:style style:name="TBL_0_0_row_3" style:family="table-row">
      <style:table-row-properties style:use-optimal-row-height="false" style:row-height="0.22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22in"/>
    </style:style>
    <style:style style:name="TBL_0_0_row_5" style:family="table-row">
      <style:table-row-properties style:use-optimal-row-height="false" style:row-height="0.22in"/>
    </style:style>
    <style:style style:name="TBL_0_0_row_6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7" style:family="table-row">
      <style:table-row-properties style:use-optimal-row-height="false" style:row-height="0.25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8" style:family="table-row">
      <style:table-row-properties style:use-optimal-row-height="false" style:row-height="0.23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25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04in"/>
    </style:style>
    <style:style style:name="TBL_0_0_row_13" style:family="table-row">
      <style:table-row-properties style:use-optimal-row-height="false" style:row-height="0.02in"/>
    </style:style>
    <style:style style:name="T2" style:family="text">
      <style:text-properties style:font-name="SansSerif" fo:font-size="11.0pt" style:font-size-asian="11.0pt" style:font-size-complex="11.0pt" fo:font-weight="bold">
</style:text-properties>
    </style:style>
    <style:style style:name="TBL_0_0_row_14" style:family="table-row">
      <style:table-row-properties style:use-optimal-row-height="false" style:row-height="0.22in"/>
    </style:style>
    <style:style style:name="TBL_0_0_row_15" style:family="table-row">
      <style:table-row-properties style:use-optimal-row-height="false" style:row-height="0.02in"/>
    </style:style>
    <style:style style:name="TBL_0_0_row_16" style:family="table-row">
      <style:table-row-properties style:use-optimal-row-height="false" style:row-height="0.01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justified"/>
    </style:style>
    <style:style style:name="P3" style:family="paragraph">
      <style:paragraph-properties fo:line-height="100%" fo:text-align="justifie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SansSerif" fo:font-size="11.0pt" style:font-size-asian="11.0pt" style:font-size-complex="11.0pt">
</style:text-properties>
    </style:style>
    <style:style style:name="TBL_0_0_row_17" style:family="table-row">
      <style:table-row-properties style:use-optimal-row-height="false" style:row-height="0.22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2in"/>
    </style:style>
    <style:style style:name="TBL_0_0_row_20" style:family="table-row">
      <style:table-row-properties style:use-optimal-row-height="false" style:row-height="0.38in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22in"/>
    </style:style>
    <style:style style:name="TBL_0_0_row_23" style:family="table-row">
      <style:table-row-properties style:use-optimal-row-height="false" style:row-height="0.01in"/>
    </style:style>
    <style:style style:name="TBL_0_0_row_24" style:family="table-row">
      <style:table-row-properties style:use-optimal-row-height="false" style:row-height="0.23in"/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25in"/>
    </style:style>
    <style:style style:name="TBL_0_0_row_27" style:family="table-row">
      <style:table-row-properties style:use-optimal-row-height="false" style:row-height="0.25in"/>
    </style:style>
    <style:style style:name="TBL_0_0_row_28" style:family="table-row">
      <style:table-row-properties style:use-optimal-row-height="false" style:row-height="0.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7" table:number-rows-spanned="5">
            <text:p><text:bookmark text:name="JR_PAGE_ANCHOR_0_1"/><draw:frame text:anchor-type="paragraph" draw:style-name="G0" svg:x="0.0in" svg:y="0.0in" svg:width="1.22in" svg:height="1.22in"><draw:image xlink:href="Pictures/img_0_0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2" table:number-columns-spanned="11">
            <text:p text:style-name="P0"><text:span text:style-name="T0">RENTAL OUTDO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18">
            <text:p text:style-name="P1"><text:span text:style-name="T1">Jl.Kangean No.2,Kasin,Kec.Klojen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18">
            <text:p text:style-name="P1"><text:span text:style-name="T1">Kota Malang, Jawa Timur 604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18">
            <text:p text:style-name="P1"><text:span text:style-name="T1">No. Telp: 0856326712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28">
            <text:p><draw:line text:anchor-type="paragraph" draw:style-name="G1" svg:x1="0.0in" svg:y1="0.0in" svg:x2="6.37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4" table:number-columns-spanned="7">
            <text:p text:style-name="P2"><text:span text:style-name="T1">Bukti Penyewa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2"><text:span text:style-name="T1">Tanggal :</text:span></text:p>
          </table:table-cell>
          <table:covered-table-cell/>
          <table:covered-table-cell/>
          <table:covered-table-cell/>
          <table:table-cell table:style-name="C4" table:number-columns-spanned="2">
            <text:p text:style-name="P2"><text:span text:style-name="T1">02-12-2021</text:span></text:p>
          </table:table-cell>
          <table:covered-table-cell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8" table:number-rows-spanned="3">
            <text:p text:style-name="P2"><text:span text:style-name="T1">P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4" table:number-columns-spanned="3">
            <text:p text:style-name="P2"><text:span text:style-name="T1">Kasir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3" table:number-columns-spanned="6" table:number-rows-spanned="2">
            <text:p text:style-name="P1"><text:span text:style-name="T2">Nama Baran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3" table:number-columns-spanned="6" table:number-rows-spanned="2">
            <text:p text:style-name="P1"><text:span text:style-name="T2">Jumlah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3" table:number-columns-spanned="4" table:number-rows-spanned="2">
            <text:p text:style-name="P1"><text:span text:style-name="T2">Harga Satuan (Rp)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6" table:number-rows-spanned="2">
            <text:p text:style-name="P1"><text:span text:style-name="T2">Total Harga (Rp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4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6" table:number-rows-spanned="2">
            <text:p text:style-name="P1"><text:span text:style-name="T2">Lama Sew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5" table:number-columns-spanned="5" table:number-rows-spanned="4">
            <text:p text:style-name="P3"><text:span text:style-name="T3">Day Pack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5" table:number-rows-spanned="4">
            <text:p text:style-name="P3"><text:span text:style-name="T3">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2" table:number-rows-spanned="4">
            <text:p text:style-name="P3"><text:span text:style-name="T3">25000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4" table:number-columns-spanned="2" table:number-rows-spanned="3">
            <text:p text:style-name="P2"><text:span text:style-name="T1">hari</text:span></text:p>
          </table:table-cell>
          <table:covered-table-cell/>
          <table:table-cell table:style-name="C0"/>
          <table:table-cell table:style-name="C0"/>
          <table:table-cell table:style-name="C5" table:number-columns-spanned="4" table:number-rows-spanned="4">
            <text:p text:style-name="P3"><text:span text:style-name="T3">75000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4">
            <text:p text:style-name="P2"><text:span text:style-name="T1">1</text:span></text:p>
          </table:table-cell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4" table:number-columns-spanned="2" table:number-rows-spanned="3">
            <text:p text:style-name="P2"><text:span text:style-name="T1">NIK 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covered-table-cell/>
          <table:covered-table-cell/>
          <table:table-cell table:style-name="C4" table:number-columns-spanned="12" table:number-rows-spanned="2">
            <text:p text:style-name="P2"><text:span text:style-name="T1">01671247947209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8" table:number-rows-spanned="2">
            <text:p text:style-name="P2"><text:span text:style-name="T1">02-12-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4" table:number-columns-spanned="6">
            <text:p text:style-name="P2"><text:span text:style-name="T1">Tanggal Kembali 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4" table:number-columns-spanned="9">
            <text:p text:style-name="P2"><text:span text:style-name="T1">03-12-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4" table:number-columns-spanned="4">
            <text:p text:style-name="P2"><text:span text:style-name="T1">Keterangan :</text:span></text:p>
          </table:table-cell>
          <table:covered-table-cell/>
          <table:covered-table-cell/>
          <table:covered-table-cell/>
          <table:table-cell table:style-name="C4" table:number-columns-spanned="24" table:number-rows-spanned="2">
            <text:p text:style-name="P2"><text:span text:style-name="T1">Bila pengembalian dilakukan melebihi tanggal kembali, maka akan dikenakan denda sebesar Rp.5000 per hari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6.94in" fo:page-height="4.58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